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98.48mm" svg:y="10.3mm">
            <loext:p draw:notify-on-update-of-ranges="Foglio1.A3:Foglio1.A3 Foglio1.A4:Foglio1.A8 Foglio1.B3:Foglio1.B3 Foglio1.B4:Foglio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Andamento del parametro SNIR Lost Packet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otenza dell’antenna</text:p>
          </table:table-cell>
          <table:table-cell table:style-name="Default" office:value-type="string" calcext:value-type="string">
            <text:p>SNIR Lost Packets</text:p>
          </table:table-cell>
        </table:table-row>
        <table:table-row table:style-name="ro1">
          <table:table-cell office:value-type="string" calcext:value-type="string">
            <text:p>5 mW</text:p>
          </table:table-cell>
          <table:table-cell office:value-type="time" office:time-value="PT01H00M00S" calcext:value-type="time">
            <text:p>01.00.00</text:p>
          </table:table-cell>
        </table:table-row>
        <table:table-row table:style-name="ro1">
          <table:table-cell office:value-type="string" calcext:value-type="string">
            <text:p>10 mW</text:p>
          </table:table-cell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string" calcext:value-type="string">
            <text:p>12.5 mW</text:p>
          </table:table-cell>
          <table:table-cell office:value-type="time" office:time-value="PT00H00M00S" calcext:value-type="time">
            <text:p>00.00.00</text:p>
          </table:table-cell>
        </table:table-row>
        <table:table-row table:style-name="ro1">
          <table:table-cell office:value-type="string" calcext:value-type="string">
            <text:p>20 mW</text:p>
          </table:table-cell>
          <table:table-cell office:value-type="time" office:time-value="PT15H00M00S" calcext:value-type="time">
            <text:p>15.00.00</text:p>
          </table:table-cell>
        </table:table-row>
        <table:table-row table:style-name="ro1">
          <table:table-cell office:value-type="string" calcext:value-type="string">
            <text:p>35 mW</text:p>
          </table:table-cell>
          <table:table-cell office:value-type="time" office:time-value="PT20H00M00S" calcext:value-type="time">
            <text:p>20.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43:40.5944028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2:21:09.891138979</meta:creation-date>
    <meta:generator>LibreOffice/5.1.4.2$Linux_X86_64 LibreOffice_project/10m0$Build-2</meta:generator>
    <dc:date>2016-12-22T12:45:45.451149499</dc:date>
    <meta:editing-duration>PT10M16S</meta:editing-duration>
    <meta:editing-cycles>2</meta:editing-cycles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SNIR Lost Packets</text:p>
        </chart:title>
        <chart:legend chart:legend-position="end" svg:x="11.693cm" svg:y="4.201cm" style:legend-expansion="high" chart:style-name="ch3"/>
        <chart:plot-area chart:style-name="ch4" table:cell-range-address="Foglio1.A3:Foglio1.B8" chart:data-source-has-labels="both" svg:x="1.331cm" svg:y="1.275cm" svg:width="10.042cm" svg:height="6.564cm">
          <chartooo:coordinate-region svg:x="2.905cm" svg:y="1.474cm" svg:width="7.924cm" svg:height="5.718cm"/>
          <chart:axis chart:dimension="x" chart:name="primary-x" chart:style-name="ch5" chartooo:axis-type="auto">
            <chartooo:date-scale/>
            <chart:title svg:x="4.773cm" svg:y="8.019cm" chart:style-name="ch6">
              <text:p>Potenza dell'antenna</text:p>
            </chart:title>
            <chart:categories table:cell-range-address="Foglio1.A4:Foglio1.A8"/>
          </chart:axis>
          <chart:axis chart:dimension="y" chart:name="primary-y" chart:style-name="ch7">
            <chart:title svg:x="0.451cm" svg:y="6.03cm" chart:style-name="ch8">
              <text:p>SNIR  Lost Packets </text:p>
            </chart:title>
            <chart:grid chart:style-name="ch9" chart:class="major"/>
          </chart:axis>
          <chart:series chart:style-name="ch10" chart:values-cell-range-address="Foglio1.B4:Foglio1.B8" chart:label-cell-address="Foglio1.B3:Foglio1.B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IR Lost Packets</text:p>
                <draw:g>
                  <svg:desc>Foglio1.B3:Foglio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 mW</text:p>
                <draw:g>
                  <svg:desc>Foglio1.A4:Foglio1.A8</svg:desc>
                </draw:g>
              </table:table-cell>
              <table:table-cell office:value-type="float" office:value="0.0416666666666667">
                <text:p>0.0416666666666667</text:p>
                <draw:g>
                  <svg:desc>Foglio1.B4:Foglio1.B8</svg:desc>
                </draw:g>
              </table:table-cell>
            </table:table-row>
            <table:table-row>
              <table:table-cell office:value-type="string">
                <text:p>10 m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5 m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 mW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5 mW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